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/>
    <style:font-face style:name="Open Sans" svg:font-family="'Open Sans', sans-serif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1f63d6" officeooo:paragraph-rsid="001f63d6"/>
    </style:style>
    <style:style style:name="P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1df8f0" officeooo:paragraph-rsid="001df8f0"/>
    </style:style>
    <style:style style:name="P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1cfefe" officeooo:paragraph-rsid="001cfefe"/>
    </style:style>
    <style:style style:name="P4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Arial" officeooo:paragraph-rsid="001feb70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style:font-name="Arial" officeooo:paragraph-rsid="0025a7cb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Arial" officeooo:paragraph-rsid="00270c35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1cfefe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 officeooo:rsid="001c013f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officeooo:rsid="001c013f" style:font-size-asian="12pt" style:font-size-complex="12pt"/>
    </style:style>
    <style:style style:name="T3" style:family="text">
      <style:text-properties fo:font-variant="normal" fo:text-transform="none" fo:font-size="12pt" fo:letter-spacing="normal" fo:font-style="normal" fo:font-weight="normal" officeooo:rsid="001c013f"/>
    </style:style>
    <style:style style:name="T4" style:family="text">
      <style:text-properties fo:font-variant="normal" fo:text-transform="none" fo:font-size="12pt" fo:letter-spacing="normal" fo:font-style="normal" fo:font-weight="normal" officeooo:rsid="001c013f" style:font-size-asian="12pt" style:font-size-complex="12pt"/>
    </style:style>
    <style:style style:name="T5" style:family="text">
      <style:text-properties fo:font-variant="normal" fo:text-transform="none" fo:font-size="12pt" fo:letter-spacing="normal" fo:font-style="normal" fo:font-weight="normal" officeooo:rsid="001cfefe" style:font-size-asian="12pt" style:font-size-complex="12pt"/>
    </style:style>
    <style:style style:name="T6" style:family="text">
      <style:text-properties fo:font-variant="normal" fo:text-transform="none" fo:font-size="12pt" fo:letter-spacing="normal" fo:font-style="normal" fo:font-weight="normal" officeooo:rsid="0025a7cb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font-size="12pt" fo:letter-spacing="normal" fo:font-style="normal" fo:font-weight="normal" officeooo:rsid="00270c35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font-size="12pt" fo:letter-spacing="normal" fo:font-style="normal" fo:font-weight="normal" officeooo:rsid="001df8f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font-size="12pt" fo:letter-spacing="normal" fo:font-style="normal" fo:font-weight="normal" officeooo:rsid="001a72a8"/>
    </style:style>
    <style:style style:name="T10" style:family="text">
      <style:text-properties fo:font-variant="normal" fo:text-transform="none" fo:font-size="12pt" fo:letter-spacing="normal" fo:font-style="normal" fo:font-weight="normal" officeooo:rsid="001c6d66"/>
    </style:style>
    <style:style style:name="T11" style:family="text">
      <style:text-properties fo:font-variant="normal" fo:text-transform="none" fo:font-size="12pt" fo:letter-spacing="normal" fo:font-style="normal" fo:font-weight="normal" officeooo:rsid="001df8f0"/>
    </style:style>
    <style:style style:name="T12" style:family="text">
      <style:text-properties fo:font-variant="normal" fo:text-transform="none" fo:font-size="12pt" fo:letter-spacing="normal" fo:font-style="normal" fo:font-weight="normal" officeooo:rsid="001feb70"/>
    </style:style>
    <style:style style:name="T13" style:family="text">
      <style:text-properties fo:font-variant="normal" fo:text-transform="none" fo:font-size="12pt" fo:letter-spacing="normal" fo:font-style="normal" fo:font-weight="normal" officeooo:rsid="001cfefe"/>
    </style:style>
    <style:style style:name="T14" style:family="text">
      <style:text-properties fo:font-variant="normal" fo:text-transform="none" fo:font-size="12pt" fo:letter-spacing="normal" fo:font-style="normal" fo:font-weight="normal" officeooo:rsid="0025a7cb"/>
    </style:style>
    <style:style style:name="T15" style:family="text">
      <style:text-properties fo:font-variant="normal" fo:text-transform="none" fo:font-size="12pt" fo:letter-spacing="normal" fo:font-style="normal" fo:font-weight="normal" officeooo:rsid="0024a4b4"/>
    </style:style>
    <style:style style:name="T16" style:family="text">
      <style:text-properties fo:font-variant="normal" fo:text-transform="none" fo:font-size="12pt" fo:letter-spacing="normal" fo:font-style="normal" fo:font-weight="normal" officeooo:rsid="001f63d6"/>
    </style:style>
    <style:style style:name="T17" style:family="text">
      <style:text-properties fo:color="#000000" style:font-name="Arial" fo:font-size="12pt" style:font-size-asian="12pt" style:font-size-complex="12pt"/>
    </style:style>
    <style:style style:name="T18" style:family="text">
      <style:text-properties fo:color="#000000" style:font-name="Arial" fo:font-size="12pt" officeooo:rsid="002adcea" style:font-size-asian="12pt" style:font-size-complex="12pt"/>
    </style:style>
    <style:style style:name="T19" style:family="text">
      <style:text-properties fo:color="#000000" style:font-name="Arial" fo:font-size="12pt" officeooo:rsid="001c013f" style:font-size-asian="12pt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1c013f" style:font-size-asian="12pt" style:font-size-complex="12pt"/>
    </style:style>
    <style:style style:name="T22" style:family="text">
      <style:text-properties officeooo:rsid="002873ed"/>
    </style:style>
    <style:style style:name="T23" style:family="text">
      <style:text-properties officeooo:rsid="002adc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2">Sistema </text:span>CRM em uma organização</text:p>
      <text:p text:style-name="P8"><text:span text:style-name="T17"><text:tab/>O sistema de gerenciamento do relacionamento com o cliente (CRM) </text:span><text:span text:style-name="T18">analisa</text:span><text:span text:style-name="T17"> os </text:span><text:span text:style-name="T18">consumidores,</text:span><text:span text:style-name="T17"> utilizando várias ferramentas de marketing de relacionamento a fim de apresentar todos aspectos do </text:span><text:span text:style-name="T18">contato</text:span><text:span text:style-name="T17"> </text:span><text:span text:style-name="T18">da empresa </text:span><text:span text:style-name="T17">com o cliente. Com o avanço da tecnologia no mundo corporativo, as plataformas de CRM têm sido amplamente utilizadas </text:span><text:span text:style-name="T19">devido </text:span><text:span text:style-name="T1">a importância de ter como o foco o cliente. P</text:span><text:span text:style-name="T2">or essa razão, a implantação de um sistema de CRM em uma organização gerou impactos em empresas de todos os portes. </text:span></text:p>
      <text:p text:style-name="P5"><text:span text:style-name="T5"><text:tab/></text:span><text:span text:style-name="T9">O CRM surgiu como um </text:span><text:span text:style-name="T10">molde</text:span><text:span text:style-name="T9"> estratégico a ser utilizado </text:span><text:span text:style-name="T10">com</text:span><text:span text:style-name="T9"> objetivo </text:span><text:span text:style-name="T10">de</text:span><text:span text:style-name="T9"> centralizar as informações dos clientes e utilizá-las no gerenciamento do negócio, </text:span><text:span text:style-name="T10">visando </text:span><text:span text:style-name="T9">a melhoria da qualidade no atendimento. </text:span><text:span text:style-name="T11">Com essas informações, os gestores conseguem melhorar a objetividade n</text:span><text:span text:style-name="T12">os negócios</text:span><text:span text:style-name="T11">, além de prever as necessidades e os desejos do cliente. </text:span><text:span text:style-name="T12">E</text:span><text:span text:style-name="T13">ssa tecnologia, facilita </text:span><text:span text:style-name="T9">a análise e reflexão de decis</text:span><text:span text:style-name="T11">ões</text:span><text:span text:style-name="T9"> possibilitando maior conhecimento </text:span><text:span text:style-name="T11">de todos os processos de negócios para que as organizações possam obter vantagem competitiva. </text:span></text:p>
      <text:p text:style-name="P6"><text:span text:style-name="T11"><text:tab/></text:span><text:span text:style-name="T14">Além disso, o</text:span><text:span text:style-name="T15"> marketing passou por uma grande transformação devido à mudança de alvo dos clientes, que buscam por serviços completos além do produto. </text:span><text:span text:style-name="T14">Deslocando se </text:span><text:span text:style-name="T11"><text:s/>do tradicional instrumento de convencimento de massa para </text:span><text:span text:style-name="T15">um instrumento</text:span><text:span text:style-name="T11"> </text:span><text:span text:style-name="T15">de contentamento</text:span><text:span text:style-name="T11"> por meio de um atendimento personalizado </text:span><text:span text:style-name="T15">graças a um conjunto de dados abrangente sobre clientes </text:span><text:span text:style-name="T14">coletadas </text:span><text:span text:style-name="T15">pelo CRM</text:span><text:span text:style-name="T11"> e por conseguinte estabelece</text:span><text:span text:style-name="T15">ndo</text:span><text:span text:style-name="T11"> relacionamentos mais duradouros com seus clientes </text:span><text:span text:style-name="T12">além de</text:span><text:span text:style-name="T11"> </text:span><text:span text:style-name="T16">acarretar</text:span><text:span text:style-name="T11"> um ambiente propício a fidelização </text:span><text:span text:style-name="T14">que</text:span><text:span text:style-name="T11"> contribui ainda para o aumento da lucratividade.</text:span></text:p>
      <text:p text:style-name="P7"><text:span text:style-name="T16"><text:tab/></text:span><text:span text:style-name="T14">Infere-se, portanto, que os i</text:span><text:span text:style-name="T6">mpactos da implantação de um sistema de CRM em uma organização possibilitaram que os gestores melhorassem os negócios analisando e refletindo </text:span><text:span text:style-name="T7">suas </text:span><text:span text:style-name="T6">decisões </text:span><text:span text:style-name="T7">de acordo com</text:span><text:span text:style-name="T6"> dados </text:span><text:span text:style-name="T7">sobre os clientes </text:span><text:span text:style-name="T6">que informam as necessidades e os desejos dos clientes que passaram a ser conhecidos e cuidados por todos em empresa. </text:span><text:span text:style-name="T7">Ademais, revolucionou o marketing para um instrumento de satisfação de clientes deviso as informações coletadas sobre os consumidores e como resultado estabeleceu um local benéfico </text:span><text:span text:style-name="T8">a fidelização </text:span><text:span text:style-name="T7">e assim aumentar o lucro das organizações.</text:span></text:p>
      <text:p text:style-name="P1"><text:tab/></text:p>
      <text:p text:style-name="P2"/>
      <text:p text:style-name="P2"/>
      <text:p text:style-name="P2"><text:tab/></text:p>
      <text:p text:style-name="P3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/>
    <style:font-face style:name="Open Sans" svg:font-family="'Open Sans', sans-serif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5T09:20:14.325000000</meta:creation-date>
    <dc:date>2020-07-16T14:28:23.468000000</dc:date>
    <meta:editing-duration>PT1H2M17S</meta:editing-duration>
    <meta:editing-cycles>3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8" meta:word-count="333" meta:character-count="2194" meta:non-whitespace-character-count="1856"/>
  </office:meta>
</office:document-meta>
</file>